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76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3.3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639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4" table:number-rows-spanned="1">
            <text:p>Configuration de l'accueil (ou page perso) pour une personne</text:p>
          </table:table-cell>
          <table:covered-table-cell table:number-columns-repeated="3" table:style-name="ce2"/>
        </table:table-row>
        <table:table-row table:style-name="ro3">
          <table:table-cell/>
          <table:table-cell table:style-name="ce2"/>
          <table:table-cell table:style-name="ce3" office:value-type="string">
            <text:p>nom</text:p>
          </table:table-cell>
          <table:table-cell table:style-name="ce3" office:value-type="string">
            <text:p>recevoir</text:p>
          </table:table-cell>
          <table:table-cell table:style-name="ce3" office:value-type="string">
            <text:p>partager auto</text:p>
          </table:table-cell>
        </table:table-row>
        <table:table-row table:style-name="ro4">
          <table:table-cell/>
          <table:table-cell table:style-name="ce1" office:value-type="string" table:number-columns-spanned="4" table:number-rows-spanned="1">
            <text:p>STRUCTURES</text:p>
          </table:table-cell>
          <table:covered-table-cell table:number-columns-repeated="3" table:style-name="ce3"/>
        </table:table-row>
        <table:table-row table:style-name="ro3">
          <table:table-cell/>
          <table:table-cell table:style-name="ce3" office:value-type="string">
            <text:p>CCL (Organisation)</text:p>
          </table:table-cell>
          <table:table-cell table:style-name="ce2"/>
          <table:table-cell table:number-columns-repeated="2" table:style-name="ce2" office:value-type="string">
            <text:p>=</text:p>
          </table:table-cell>
        </table:table-row>
        <table:table-row table:style-name="ro3">
          <table:table-cell/>
          <table:table-cell table:style-name="ce3"/>
          <table:table-cell table:style-name="ce2" office:value-type="string">
            <text:p>Important</text:p>
          </table:table-cell>
          <table:table-cell table:number-columns-repeated="2" table:style-name="ce2" office:value-type="string">
            <text:p>+</text:p>
          </table:table-cell>
        </table:table-row>
        <table:table-row table:style-name="ro3">
          <table:table-cell/>
          <table:table-cell table:style-name="ce3"/>
          <table:table-cell table:style-name="ce2" office:value-type="string">
            <text:p>Evenement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</table:table-row>
        <table:table-row table:style-name="ro3">
          <table:table-cell/>
          <table:table-cell table:style-name="ce3"/>
          <table:table-cell table:style-name="ce2" office:value-type="string">
            <text:p>Annonce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</table:table-row>
        <table:table-row table:style-name="ro3">
          <table:table-cell/>
          <table:table-cell table:style-name="ce3"/>
          <table:table-cell table:style-name="ce2" office:value-type="string">
            <text:p>Question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</table:table-row>
        <table:table-row table:style-name="ro3">
          <table:table-cell/>
          <table:table-cell table:style-name="ce3"/>
          <table:table-cell table:style-name="ce2" office:value-type="string">
            <text:p>+ atelier mix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</table:table-row>
        <table:table-row table:style-name="ro3">
          <table:table-cell/>
          <table:table-cell table:style-name="ce3"/>
          <table:table-cell table:style-name="ce2" office:value-type="string">
            <text:p>+ atelier jongle</text:p>
          </table:table-cell>
          <table:table-cell table:number-columns-repeated="2" table:style-name="ce2" office:value-type="string">
            <text:p>-</text:p>
          </table:table-cell>
        </table:table-row>
        <table:table-row table:style-name="ro3">
          <table:table-cell/>
          <table:table-cell table:style-name="ce3"/>
          <table:table-cell table:style-name="ce2" office:value-type="string">
            <text:p>++ Relayées de ALLIÉ</text:p>
          </table:table-cell>
          <table:table-cell table:style-name="ce2" table:number-columns-repeated="2"/>
        </table:table-row>
        <table:table-row table:style-name="ro3">
          <table:table-cell/>
          <table:table-cell table:style-name="ce3"/>
          <table:table-cell table:style-name="ce2" office:value-type="string">
            <text:p>++ Relayées de BDE</text:p>
          </table:table-cell>
          <table:table-cell table:style-name="ce2" table:number-columns-repeated="2"/>
        </table:table-row>
        <table:table-row table:style-name="ro5">
          <table:table-cell/>
          <table:table-cell table:style-name="ce3"/>
          <table:table-cell table:style-name="ce2" table:number-columns-repeated="3"/>
        </table:table-row>
        <table:table-row table:style-name="ro3">
          <table:table-cell/>
          <table:table-cell table:style-name="ce3" office:value-type="string">
            <text:p>ALLIÉ (Abonné)</text:p>
          </table:table-cell>
          <table:table-cell table:style-name="ce2"/>
          <table:table-cell table:number-columns-repeated="2" table:style-name="ce2" office:value-type="string">
            <text:p>=</text:p>
          </table:table-cell>
        </table:table-row>
        <table:table-row table:style-name="ro3">
          <table:table-cell/>
          <table:table-cell table:style-name="ce3"/>
          <table:table-cell table:style-name="ce2" office:value-type="string">
            <text:p>Important</text:p>
          </table:table-cell>
          <table:table-cell table:number-columns-repeated="2" table:style-name="ce2" office:value-type="string">
            <text:p>+</text:p>
          </table:table-cell>
        </table:table-row>
        <table:table-row table:style-name="ro3">
          <table:table-cell/>
          <table:table-cell table:style-name="ce3"/>
          <table:table-cell table:style-name="ce2" office:value-type="string">
            <text:p>Evenement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</table:table-row>
        <table:table-row table:style-name="ro3">
          <table:table-cell/>
          <table:table-cell table:style-name="ce3"/>
          <table:table-cell table:style-name="ce2" office:value-type="string">
            <text:p>Annonce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</table:table-row>
        <table:table-row table:style-name="ro3">
          <table:table-cell/>
          <table:table-cell table:style-name="ce3"/>
          <table:table-cell table:style-name="ce2" office:value-type="string">
            <text:p>Question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</table:table-row>
        <table:table-row table:style-name="ro3">
          <table:table-cell/>
          <table:table-cell table:style-name="ce3"/>
          <table:table-cell table:style-name="ce2" office:value-type="string">
            <text:p>+ journal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</table:table-row>
        <table:table-row table:style-name="ro6">
          <table:table-cell/>
          <table:table-cell table:style-name="ce3"/>
          <table:table-cell table:style-name="ce2" office:value-type="string">
            <text:p>+ propagande communiste unef</text:p>
          </table:table-cell>
          <table:table-cell table:number-columns-repeated="2" table:style-name="ce2" office:value-type="string">
            <text:p>-</text:p>
          </table:table-cell>
        </table:table-row>
        <table:table-row table:style-name="ro3">
          <table:table-cell/>
          <table:table-cell table:style-name="ce3"/>
          <table:table-cell table:style-name="ce2" office:value-type="string">
            <text:p>++ Relayées de CCL</text:p>
          </table:table-cell>
          <table:table-cell table:style-name="ce2" table:number-columns-repeated="2"/>
        </table:table-row>
        <table:table-row table:style-name="ro3">
          <table:table-cell/>
          <table:table-cell table:style-name="ce3"/>
          <table:table-cell table:style-name="ce2" office:value-type="string">
            <text:p>++ Relayées de BDE</text:p>
          </table:table-cell>
          <table:table-cell table:style-name="ce2" table:number-columns-repeated="2"/>
        </table:table-row>
        <table:table-row table:style-name="ro5">
          <table:table-cell/>
          <table:table-cell table:style-name="ce3"/>
          <table:table-cell table:style-name="ce2" table:number-columns-repeated="3"/>
        </table:table-row>
        <table:table-row table:style-name="ro4">
          <table:table-cell/>
          <table:table-cell table:style-name="ce1" office:value-type="string" table:number-columns-spanned="4" table:number-rows-spanned="1">
            <text:p>AMIS</text:p>
          </table:table-cell>
          <table:covered-table-cell table:number-columns-repeated="3" table:style-name="ce2"/>
        </table:table-row>
        <table:table-row table:style-name="ro3">
          <table:table-cell/>
          <table:table-cell table:style-name="ce3" office:value-type="string">
            <text:p>Ravi</text:p>
          </table:table-cell>
          <table:table-cell table:style-name="ce2" table:number-columns-repeated="3"/>
        </table:table-row>
        <table:table-row table:style-name="ro3">
          <table:table-cell/>
          <table:table-cell table:style-name="ce3"/>
          <table:table-cell table:style-name="ce2" office:value-type="string">
            <text:p>Important</text:p>
          </table:table-cell>
          <table:table-cell table:style-name="ce2" table:number-columns-repeated="2"/>
        </table:table-row>
        <table:table-row table:style-name="ro3">
          <table:table-cell/>
          <table:table-cell table:style-name="ce3"/>
          <table:table-cell table:style-name="ce2" office:value-type="string">
            <text:p>Evenement</text:p>
          </table:table-cell>
          <table:table-cell table:style-name="ce2" table:number-columns-repeated="2"/>
        </table:table-row>
        <table:table-row table:style-name="ro3">
          <table:table-cell/>
          <table:table-cell table:style-name="ce3"/>
          <table:table-cell table:style-name="ce2" office:value-type="string">
            <text:p>Annonce</text:p>
          </table:table-cell>
          <table:table-cell table:style-name="ce2" table:number-columns-repeated="2"/>
        </table:table-row>
        <table:table-row table:style-name="ro3">
          <table:table-cell/>
          <table:table-cell table:style-name="ce3"/>
          <table:table-cell table:style-name="ce2" office:value-type="string">
            <text:p>Question</text:p>
          </table:table-cell>
          <table:table-cell table:style-name="ce2" table:number-columns-repeated="2"/>
        </table:table-row>
        <table:table-row table:style-name="ro5">
          <table:table-cell/>
          <table:table-cell table:style-name="ce3"/>
          <table:table-cell table:style-name="ce2" table:number-columns-repeated="3"/>
        </table:table-row>
        <table:table-row table:style-name="ro3">
          <table:table-cell/>
          <table:table-cell table:style-name="ce3" office:value-type="string">
            <text:p>JB</text:p>
          </table:table-cell>
          <table:table-cell table:style-name="ce2" table:number-columns-repeated="3"/>
        </table:table-row>
        <table:table-row table:style-name="ro3">
          <table:table-cell/>
          <table:table-cell table:style-name="ce3"/>
          <table:table-cell table:style-name="ce2" office:value-type="string">
            <text:p>Important</text:p>
          </table:table-cell>
          <table:table-cell table:style-name="ce2" table:number-columns-repeated="2"/>
        </table:table-row>
        <table:table-row table:style-name="ro3">
          <table:table-cell/>
          <table:table-cell table:style-name="ce3"/>
          <table:table-cell table:style-name="ce2" office:value-type="string">
            <text:p>Evenement</text:p>
          </table:table-cell>
          <table:table-cell table:style-name="ce2" table:number-columns-repeated="2"/>
        </table:table-row>
        <table:table-row table:style-name="ro3">
          <table:table-cell/>
          <table:table-cell table:style-name="ce3"/>
          <table:table-cell table:style-name="ce2" office:value-type="string">
            <text:p>Annonce</text:p>
          </table:table-cell>
          <table:table-cell table:style-name="ce2" table:number-columns-repeated="2"/>
        </table:table-row>
        <table:table-row table:style-name="ro3">
          <table:table-cell/>
          <table:table-cell table:style-name="ce3"/>
          <table:table-cell table:style-name="ce2" office:value-type="string">
            <text:p>Question</text:p>
          </table:table-cell>
          <table:table-cell table:style-name="ce2" table:number-columns-repeated="2"/>
        </table:table-row>
        <table:table-row table:style-name="ro5" table:number-rows-repeated="1048526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vi </meta:initial-creator>
    <meta:creation-date>2013-11-24T23:41:16</meta:creation-date>
    <meta:generator>LibreOffice/3.5$Linux_x86 LibreOffice_project/350m1$Build-2</meta:generator>
    <dc:date>2013-11-25T12:03:20</dc:date>
    <dc:creator>Fab </dc:creator>
    <meta:editing-duration>PT32S</meta:editing-duration>
    <meta:editing-cycles>4</meta:editing-cycles>
    <meta:document-statistic meta:table-count="1" meta:cell-count="62" meta:object-count="0"/>
  </office:meta>
</office:document-meta>
</file>